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201000003650000011E3494594A1861BB4C.png" manifest:media-type="image/png"/>
  <manifest:file-entry manifest:full-path="Pictures/100002010000068F0000018CEFEE9FF2EEBF1961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1cm" svg:stroke-color="#ff0000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svg:stroke-width="0.1cm" svg:stroke-color="#ff0000" draw:marker-start-width="0.5cm" draw:marker-end-width="0.5cm" draw:fill="solid" draw:fill-color="#ff0000" draw:textarea-vertical-align="middle" draw:auto-grow-height="false" fo:min-height="1.051cm" fo:min-width="0.401cm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 draw:fill-color="#ff0000"/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4.999cm" svg:height="3.536cm" svg:x="0.001cm" svg:y="0.264cm">
          <draw:image xlink:href="Pictures/100002010000068F0000018CEFEE9FF2EEBF1961.png" xlink:type="simple" xlink:show="embed" xlink:actuate="onLoad" loext:mime-type="image/png">
            <text:p/>
          </draw:image>
        </draw:frame>
        <draw:line draw:style-name="gr2" draw:text-style-name="P2" draw:layer="layout" svg:x1="13.9cm" svg:y1="0.6cm" svg:x2="13.8cm" svg:y2="2.1cm">
          <text:p/>
        </draw:line>
        <draw:frame draw:style-name="gr1" draw:text-style-name="P1" draw:layer="layout" svg:width="14.999cm" svg:height="4.935cm" svg:x="0.001cm" svg:y="5.165cm">
          <draw:image xlink:href="Pictures/10000201000003650000011E3494594A1861BB4C.png" xlink:type="simple" xlink:show="embed" xlink:actuate="onLoad" loext:mime-type="image/png">
            <text:p/>
          </draw:image>
        </draw:frame>
        <draw:line draw:style-name="gr2" draw:text-style-name="P2" draw:layer="layout" svg:x1="13.8cm" svg:y1="2.3cm" svg:x2="1.2cm" svg:y2="9.3cm">
          <text:p/>
        </draw:line>
        <draw:custom-shape draw:style-name="gr3" draw:text-style-name="P3" draw:layer="layout" svg:width="0.9cm" svg:height="1.3cm" draw:transform="rotate (-1.60570291183478) translate (2cm 9.345cm)">
          <text:p/>
          <draw:enhanced-geometry svg:viewBox="0 0 21600 21600" draw:text-areas="0 0 21600 21600" draw:type="circular-arrow" draw:modifiers="176.350704485566 62.2437404119308 7232.50261382886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0cm" fo:margin-bottom="0cm" fo:margin-left="0cm" fo:margin-right="0cm" fo:page-width="15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8T09:47:32.733000000</meta:creation-date>
    <dc:date>2020-11-23T11:20:51.977936205</dc:date>
    <meta:editing-duration>PT5M43S</meta:editing-duration>
    <meta:editing-cycles>4</meta:editing-cycles>
    <meta:generator>LibreOffice/6.1.2.1$MacOSX_X86_64 LibreOffice_project/65905a128db06ba48db947242809d14d3f9a93fe</meta:generator>
    <meta:document-statistic meta:object-count="5"/>
  </office:meta>
</office:document-meta>
</file>